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VisitorTee.visitSource( String source , String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Field( int access , String name , String desc , String signatur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VisitorTee.visitInnerClass( String name , String outerName , String innerName ,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Annotation(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TypeAnnotation( int typeRef , TypePath typePath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VisitorTee.visit( int version , int access , String name , String signature , String superName , String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OuterClass( String owner ,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Attribute( Attribute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VisitorTee.visitMethod( int access , String name , String desc , String signature , String [ ] 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VisitorTee.ClassVisitorTee( ClassVisitor cv1 , ClassVisitor c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